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5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row-height="1.25in" fo:keep-together="auto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4347in" style:rel-width="99%" fo:margin-left="0.0653in" fo:margin-top="0in" fo:margin-bottom="0in" table:align="left" style:writing-mode="lr-tb"/>
    </style:style>
    <style:style style:name="Table2.A" style:family="table-column">
      <style:table-column-properties style:column-width="6.4347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Table2.A2" style:family="table-cell">
      <style:table-cell-properties fo:padding-left="0.4in" fo:padding-right="0in" fo:padding-top="0.15in" fo:padding-bottom="0in" fo:border-left="2.25pt dotted #bfbfbf" fo:border-right="none" fo:border-top="none" fo:border-bottom="none" style:writing-mode="lr-tb"/>
    </style:style>
    <style:style style:name="Table3" style:family="table">
      <style:table-properties style:width="6.4347in" style:rel-width="99%" fo:margin-left="0.0653in" fo:margin-top="0in" fo:margin-bottom="0in" table:align="left" style:writing-mode="lr-tb"/>
    </style:style>
    <style:style style:name="Table3.A" style:family="table-column">
      <style:table-column-properties style:column-width="6.4347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Table4" style:family="table">
      <style:table-properties style:width="6.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 style:writing-mode="lr-tb"/>
    </style:style>
    <style:style style:name="Table4.B1" style:family="table-cell">
      <style:table-cell-properties fo:padding-left="0.25in" fo:padding-right="0in" fo:padding-top="0in" fo:padding-bottom="0in" fo:border="none" style:writing-mode="lr-tb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4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4*"/>
    </style:style>
    <style:style style:name="Table6.A1" style:family="table-cell">
      <style:table-cell-properties style:writing-mode="page"/>
    </style:style>
    <style:style style:name="P1" style:family="paragraph" style:parent-style-name="Contact_20_Info">
      <style:paragraph-properties fo:margin-top="0in" fo:margin-bottom="0in" style:contextual-spacing="false" fo:orphans="2" fo:widows="2"/>
    </style:style>
    <style:style style:name="P2" style:family="paragraph" style:parent-style-name="Contact_20_Info_20_Emphasis">
      <style:paragraph-properties fo:margin-top="0in" fo:margin-bottom="0in" style:contextual-spacing="false" fo:orphans="2" fo:widows="2"/>
    </style:style>
    <style:style style:name="P3" style:family="paragraph" style:parent-style-name="Heading_20_1">
      <style:text-properties fo:text-transform="uppercase" fo:color="#262626" loext:opacity="100%" style:font-name="Georgia" fo:font-size="14pt" fo:font-weight="bold" officeooo:rsid="0020d84d" officeooo:paragraph-rsid="0020d84d" style:font-name-asian="F" style:font-size-asian="14pt" style:font-weight-asian="bold" style:font-name-complex="F" style:font-size-complex="16pt"/>
    </style:style>
    <style:style style:name="P4" style:family="paragraph" style:parent-style-name="Heading_20_2" style:list-style-name="">
      <style:paragraph-properties fo:margin-top="0in" fo:margin-bottom="0.028in" style:contextual-spacing="false" fo:text-align="start" style:justify-single-word="false" fo:orphans="2" fo:widows="2"/>
    </style:style>
    <style:style style:name="P5" style:family="paragraph" style:parent-style-name="Heading_20_2" style:list-style-name="">
      <style:paragraph-properties fo:margin-top="0in" fo:margin-bottom="0.028in" style:contextual-spacing="false" fo:text-align="start" style:justify-single-word="false" fo:orphans="2" fo:widows="2"/>
    </style:style>
    <style:style style:name="P6" style:family="paragraph" style:parent-style-name="Heading_20_2" style:list-style-name="">
      <style:paragraph-properties fo:margin-top="0in" fo:margin-bottom="0.028in" style:contextual-spacing="false" fo:text-align="start" style:justify-single-word="false" fo:orphans="2" fo:widows="2"/>
      <style:text-properties officeooo:paragraph-rsid="001f62c4"/>
    </style:style>
    <style:style style:name="P7" style:family="paragraph" style:parent-style-name="Heading_20_2" style:list-style-name="">
      <style:paragraph-properties fo:margin-top="0in" fo:margin-bottom="0.028in" style:contextual-spacing="false" fo:text-align="start" style:justify-single-word="false" fo:orphans="2" fo:widows="2"/>
      <style:text-properties officeooo:paragraph-rsid="0020d84d"/>
    </style:style>
    <style:style style:name="P8" style:family="paragraph" style:parent-style-name="Heading_20_3" style:list-style-name="">
      <style:paragraph-properties fo:margin-top="0in" fo:margin-bottom="0in" style:contextual-spacing="false" fo:text-align="start" style:justify-single-word="false" fo:orphans="2" fo:widows="2"/>
    </style:style>
    <style:style style:name="P9" style:family="paragraph" style:parent-style-name="Heading_20_3" style:list-style-name="">
      <style:paragraph-properties fo:margin-top="0in" fo:margin-bottom="0in" style:contextual-spacing="false" fo:text-align="start" style:justify-single-word="false" fo:orphans="2" fo:widows="2"/>
    </style:style>
    <style:style style:name="P10" style:family="paragraph" style:parent-style-name="Heading_20_3" style:list-style-name="">
      <style:paragraph-properties fo:margin-top="0in" fo:margin-bottom="0in" style:contextual-spacing="false" fo:text-align="start" style:justify-single-word="false" fo:orphans="2" fo:widows="2"/>
      <style:text-properties officeooo:paragraph-rsid="001f62c4"/>
    </style:style>
    <style:style style:name="P11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1fcf0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1fcf0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1fcf0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1fcf0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List_20_Bullet" style:list-style-name="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21321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0af1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1fcf01"/>
    </style:style>
    <style:style style:name="P18" style:family="paragraph" style:parent-style-name="List_20_Bullet" style:list-style-name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95959" loext:opacity="100%" style:font-name="Calibri" fo:font-size="11pt" fo:language="en" fo:country="US" officeooo:rsid="001fcf01" officeooo:paragraph-rsid="0021321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db59f" officeooo:paragraph-rsid="001db59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eaad3" officeooo:paragraph-rsid="001eaad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officeooo:paragraph-rsid="001f62c4"/>
    </style:style>
    <style:style style:name="P22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officeooo:paragraph-rsid="001eaad3"/>
    </style:style>
    <style:style style:name="P23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officeooo:paragraph-rsid="001fcf01"/>
    </style:style>
    <style:style style:name="P24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font-weight="bold" officeooo:rsid="001fcf01" officeooo:paragraph-rsid="001fcf01" style:font-weight-asian="bold" style:font-weight-complex="bold"/>
    </style:style>
    <style:style style:name="P25" style:family="paragraph" style:parent-style-name="Title">
      <style:paragraph-properties fo:margin-top="0in" fo:margin-bottom="0in" style:contextual-spacing="true" fo:orphans="2" fo:widows="2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fo:language="en" fo:country="US" style:language-asian="en" style:country-asian="US" style:language-complex="ar" style:country-complex="SA"/>
    </style:style>
    <style:style style:name="T2" style:family="text"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fo:color="#595959" loext:opacity="100%" style:font-name="Calibri" fo:font-size="11pt" fo:language="en" fo:country="US" officeooo:rsid="001d67d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5" style:family="text">
      <style:text-properties fo:color="#595959" loext:opacity="100%" style:font-name="Calibri" fo:font-size="11pt" fo:language="en" fo:country="US" officeooo:rsid="001fcf0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6" style:family="text">
      <style:text-properties fo:color="#595959" loext:opacity="100%" style:font-name="Calibri" fo:font-size="11pt" fo:language="en" fo:country="US" officeooo:rsid="0021b08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7" style:family="text">
      <style:text-properties fo:color="#595959" loext:opacity="100%" style:font-name="Calibri" fo:font-size="11pt" fo:language="en" fo:country="US" style:letter-kerning="false" style:font-size-asian="11pt" style:language-asian="en" style:country-asian="US" style:language-complex="ar" style:country-complex="SA"/>
    </style:style>
    <style:style style:name="T8" style:family="text">
      <style:text-properties fo:color="#595959" loext:opacity="100%" style:font-name="Calibri" fo:font-size="11pt" fo:language="en" fo:country="US" fo:font-weight="bold" officeooo:rsid="001f62c4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9" style:family="text">
      <style:text-properties fo:color="#595959" loext:opacity="100%" style:font-name="Calibri" fo:font-size="11pt" fo:language="en" fo:country="US" fo:font-weight="bold" officeooo:rsid="001eaad3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0" style:family="text">
      <style:text-properties fo:color="#595959" loext:opacity="100%" style:font-name="Calibri" fo:font-size="11pt" fo:language="en" fo:country="US" fo:font-weight="bold" officeooo:rsid="001fcf01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1" style:family="text">
      <style:text-properties fo:color="#595959" loext:opacity="100%" style:font-name="Calibri" fo:font-size="11pt" fo:language="en" fo:country="US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2" style:family="text">
      <style:text-properties fo:color="#595959" loext:opacity="100%" style:font-name="Calibri" fo:font-size="11pt" fo:language="en" fo:country="US" fo:font-weight="normal" officeooo:rsid="001f62c4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3" style:family="text">
      <style:text-properties fo:color="#595959" loext:opacity="100%" style:font-name="Calibri" fo:font-size="11pt" fo:language="en" fo:country="US" fo:font-weight="normal" officeooo:rsid="001eaad3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4" style:family="text">
      <style:text-properties fo:color="#595959" loext:opacity="100%" style:font-name="Calibri" fo:font-size="11pt" fo:language="en" fo:country="US" fo:font-weight="normal" officeooo:rsid="001fcf01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5" style:family="text">
      <style:text-properties style:font-name="Calibri" fo:language="en" fo:country="US" style:letter-kerning="false" style:language-asian="en" style:country-asian="US" style:language-complex="ar" style:country-complex="SA"/>
    </style:style>
    <style:style style:name="T16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7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8" style:family="text">
      <style:text-properties fo:text-transform="uppercase" fo:color="#595959" loext:opacity="100%" style:font-name="Georgia" fo:font-size="35pt" fo:language="en" fo:country="US" officeooo:rsid="001d67d4" style:letter-kerning="true" style:font-name-asian="F" style:font-size-asian="35pt" style:language-asian="en" style:country-asian="US" style:font-name-complex="F" style:font-size-complex="28pt" style:language-complex="ar" style:country-complex="SA"/>
    </style:style>
    <style:style style:name="T19" style:family="text">
      <style:text-properties fo:text-transform="uppercase" fo:color="#595959" loext:opacity="100%" style:font-name="Georgia" fo:font-size="35pt" fo:language="en" fo:country="US" fo:font-weight="bold" officeooo:rsid="001d67d4" style:letter-kerning="true" style:font-name-asian="F" style:font-size-asian="35pt" style:language-asian="en" style:country-asian="US" style:font-weight-asian="bold" style:font-name-complex="F" style:font-size-complex="28pt" style:language-complex="ar" style:country-complex="SA" style:font-style-complex="italic"/>
    </style:style>
    <style:style style:name="T20" style:family="text">
      <style:text-properties fo:text-transform="uppercase" fo:color="#595959" loext:opacity="100%" style:font-name="Calibri" fo:font-size="11pt" fo:language="en" fo:country="US" fo:font-weight="bold" officeooo:rsid="001db59f" style:letter-kerning="false" style:font-name-asian="F" style:font-size-asian="11pt" style:language-asian="en" style:country-asian="US" style:font-weight-asian="bold" style:font-name-complex="F" style:font-size-complex="12pt" style:language-complex="ar" style:country-complex="SA"/>
    </style:style>
    <style:style style:name="T21" style:family="text">
      <style:text-properties fo:text-transform="uppercase" fo:color="#595959" loext:opacity="100%" style:font-name="Calibri" fo:font-size="11pt" fo:language="en" fo:country="US" fo:font-weight="bold" officeooo:rsid="001f62c4" style:letter-kerning="false" style:font-name-asian="F" style:font-size-asian="11pt" style:language-asian="en" style:country-asian="US" style:font-weight-asian="bold" style:font-name-complex="F" style:font-size-complex="12pt" style:language-complex="ar" style:country-complex="SA"/>
    </style:style>
    <style:style style:name="T22" style:family="text">
      <style:text-properties fo:text-transform="uppercase" fo:font-weight="bold" officeooo:rsid="001db59f" style:font-name-asian="F" style:font-weight-asian="bold" style:font-name-complex="F" style:font-size-complex="12pt"/>
    </style:style>
    <style:style style:name="T23" style:family="text">
      <style:text-properties fo:text-transform="uppercase" fo:font-weight="bold" officeooo:rsid="001db59f" style:font-name-asian="F" style:font-weight-asian="bold" style:font-name-complex="F" style:font-size-complex="12pt"/>
    </style:style>
    <style:style style:name="T24" style:family="text">
      <style:text-properties fo:text-transform="uppercase" fo:color="#1d824c" loext:opacity="100%" style:font-name="Calibri" fo:font-size="13pt" fo:language="en" fo:country="US" fo:font-weight="bold" officeooo:rsid="001db59f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25" style:family="text">
      <style:text-properties fo:text-transform="uppercase" fo:color="#1d824c" loext:opacity="100%" style:font-name="Calibri" fo:font-size="13pt" fo:language="en" fo:country="US" fo:font-weight="bold" officeooo:rsid="001f62c4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26" style:family="text">
      <style:text-properties fo:text-transform="uppercase" fo:color="#1d824c" loext:opacity="100%" style:font-name="Calibri" fo:font-size="13pt" fo:language="en" fo:country="US" fo:font-weight="bold" officeooo:rsid="0020d84d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27" style:family="text">
      <style:text-properties fo:color="#1d824c" loext:opacity="100%" style:font-name="Calibri" fo:font-size="11pt" fo:language="en" fo:country="US" fo:font-weight="bold" officeooo:rsid="001d67d4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T28" style:family="text">
      <style:text-properties fo:font-variant="small-caps" fo:color="#595959" loext:opacity="100%" style:font-name="Calibri" fo:font-size="13pt" fo:language="en" fo:country="US" fo:font-weight="bold" officeooo:rsid="001db59f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29" style:family="text">
      <style:text-properties fo:font-variant="small-caps" fo:color="#595959" loext:opacity="100%" style:font-name="Calibri" fo:font-size="13pt" fo:language="en" fo:country="US" fo:font-weight="bold" officeooo:rsid="001f62c4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30" style:family="text">
      <style:text-properties fo:font-variant="small-caps" fo:color="#595959" loext:opacity="100%" style:font-name="Calibri" fo:font-size="13pt" fo:language="en" fo:country="US" fo:font-weight="bold" officeooo:rsid="001f62c4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31" style:family="text">
      <style:text-properties fo:font-variant="small-caps" fo:color="#595959" loext:opacity="100%" style:font-name="Calibri" fo:font-size="13pt" fo:language="en" fo:country="US" fo:font-weight="bold" officeooo:rsid="0020d84d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32" style:family="text">
      <style:text-properties fo:font-variant="small-caps" fo:color="#595959" loext:opacity="100%" style:font-name="Calibri" fo:font-size="13pt" fo:language="en" fo:country="US" fo:font-weight="bold" officeooo:rsid="0020d84d" style:letter-kerning="false" style:font-name-asian="F" style:font-size-asian="13pt" style:language-asian="en" style:country-asian="US" style:font-weight-asian="bold" style:font-name-complex="F" style:font-size-complex="13pt" style:language-complex="ar" style:country-complex="SA"/>
    </style:style>
    <style:style style:name="T33" style:family="text">
      <style:text-properties style:text-position="super 58%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0af10"/>
    </style:style>
    <style:style style:name="T36" style:family="text">
      <style:text-properties officeooo:rsid="0020d84d"/>
    </style:style>
    <style:style style:name="T37" style:family="text">
      <style:text-properties officeooo:rsid="0021b0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solid" svg:stroke-width="0.0071in" svg:stroke-color="#595959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<text:span text:style-name="T18">Nicholas</text:span><text:span text:style-name="T1"> </text:span><text:span text:style-name="Intense_20_Emphasis"><text:span text:style-name="T19">Synovic</text:span></text:span></text:p>
            <text:p text:style-name="P1"><text:span text:style-name="T3">6230 North Kenmore Avenue Apt. 408</text:span><text:span text:style-name="T2"> </text:span><text:span text:style-name="T2">·</text:span><text:span text:style-name="T2"> </text:span><text:span text:style-name="T3">(224) 501-8485</text:span></text:p>
            <text:p text:style-name="P2"><text:a xlink:type="simple" xlink:href="mailto:nicholas.synovic@gmail.com?subject=Job Opportunity" text:style-name="Internet_20_link" text:visited-style-name="Visited_20_Internet_20_Link"><text:span text:style-name="T27">nicholas.synovic@gmail.com</text:span></text:a><text:span text:style-name="T16"> </text:span><text:span text:style-name="T16">·</text:span><text:span text:style-name="T16"> </text:span><text:a xlink:type="simple" xlink:href="http://nicholassynovic.github.io/" text:style-name="Internet_20_link" text:visited-style-name="Visited_20_Internet_20_Link"><text:span text:style-name="T27">nicholassynovic.github.io</text:span></text:a></text:p>
          </table:table-cell>
        </table:table-row>
      </table:table>
      <text:h text:style-name="Heading_20_1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8" text:outline-level="3"><text:span text:style-name="T20">September </text:span><text:span text:style-name="T7">– </text:span><text:span text:style-name="T20">Present</text:span></text:h>
            <text:h text:style-name="P4" text:outline-level="2"><text:span text:style-name="T24">Web Maintainer</text:span><text:span text:style-name="T15">, </text:span><text:span text:style-name="Subtle_20_Reference"><text:span text:style-name="T28">Loyola University Chicago Computer Science Department</text:span></text:span></text:h>
            <text:list xml:id="list1621208013" text:style-name="L2">
              <text:list-item>
                <text:p text:style-name="P20"><text:span text:style-name="T34">Design</text:span>, <text:span text:style-name="T34">Create</text:span>, and <text:span text:style-name="T34">Publish </text:span>staff profiles, news articles, and updates using <text:span text:style-name="T34">T4 </text:span>and <text:span text:style-name="T34">HTML5</text:span></text:p>
              </text:list-item>
              <text:list-item>
                <text:p text:style-name="P22"><text:span text:style-name="T9">Design</text:span><text:span text:style-name="T13">,</text:span><text:span text:style-name="T9"> Create</text:span><text:span text:style-name="T13">, and </text:span><text:span text:style-name="T9">Publish </text:span><text:span text:style-name="T13">templates and course listings using </text:span><text:span text:style-name="T9">Python</text:span><text:span text:style-name="T13">, </text:span><text:span text:style-name="T9">Sphinx</text:span><text:span text:style-name="T13">, and </text:span><text:span text:style-name="T9">Travis CI</text:span></text:p>
              </text:list-item>
              <text:list-item>
                <text:p text:style-name="P21"><text:span text:style-name="T9">P</text:span><text:span text:style-name="T8">roofread</text:span><text:span text:style-name="T12"> posts from professors and staff and fix grammatical and content errors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h text:style-name="P10" text:outline-level="3"><text:span text:style-name="T21">May 2019</text:span><text:span text:style-name="T7"> – </text:span><text:span text:style-name="T21">June 2019</text:span></text:h>
            <text:h text:style-name="P6" text:outline-level="2"><text:span text:style-name="Subtle_20_Reference"><text:span text:style-name="T25">Biomedical Researcher</text:span></text:span><text:span text:style-name="Subtle_20_Reference"><text:span text:style-name="T29">, </text:span></text:span><text:span text:style-name="Subtle_20_Reference"><text:span text:style-name="T29">Loyola University Chicago FYRE Program</text:span></text:span></text:h>
            <text:list xml:id="list1073781893" text:style-name="L3">
              <text:list-item>
                <text:p text:style-name="P23"><text:span text:style-name="T10">Research </text:span><text:span text:style-name="T14">and </text:span><text:span text:style-name="T10">Create</text:span><text:span text:style-name="T14"> hardware and software to measure the startle reflex of mice</text:span></text:p>
              </text:list-item>
              <text:list-item>
                <text:p text:style-name="P24"><text:span text:style-name="T2">Simulate</text:span><text:span text:style-name="T11"> hardware using the </text:span><text:span text:style-name="T2">MatLab </text:span><text:span text:style-name="T11">and </text:span><text:span text:style-name="T2">Simulink </text:span><text:span text:style-name="T11">software suites</text:span></text:p>
              </text:list-item>
              <text:list-item>
                <text:p text:style-name="P24"><text:span text:style-name="T2">Teach </text:span><text:span text:style-name="T11">and </text:span><text:span text:style-name="T2">Demonstrate</text:span><text:span text:style-name="T11"> to other researchers how to write hardware compatible code</text:span></text:p>
              </text:list-item>
            </text:list>
          </table:table-cell>
        </table:table-row>
      </table:table>
      <text:h text:style-name="Heading_20_1" text:outline-level="1">Education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8" text:outline-level="3"><text:span text:style-name="T22">May</text:span> <text:span text:style-name="T22">2022</text:span></text:h>
            <text:h text:style-name="P4" text:outline-level="2"><text:span text:style-name="T24">Bsc in Computer science</text:span><text:span text:style-name="T15">, </text:span><text:span text:style-name="Subtle_20_Reference"><text:span text:style-name="T28">Loyola University Chicago</text:span></text:span></text:h>
            <text:list xml:id="list3372140850" text:style-name="L1">
              <text:list-item>
                <text:p text:style-name="P19">2020 Deans List Recipient</text:p>
              </text:list-item>
              <text:list-item>
                <text:p text:style-name="P19">2<text:span text:style-name="T33">nd</text:span> Place at the 2019 LUC CS Fall Student Showcase</text:p>
              </text:list-item>
            </text:list>
          </table:table-cell>
        </table:table-row>
      </table:table>
      <text:h text:style-name="Heading_20_1" text:outline-level="1">Skills</text:h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3012989638" text:style-name="WWNum5">
              <text:list-item>
                <text:p text:style-name="P17"><text:span text:style-name="T5">Python, Java, Scala, </text:span><text:span text:style-name="T6">JS,</text:span><text:span text:style-name="T5"> </text:span><text:span text:style-name="T6">MatLab, and SimuLink</text:span></text:p>
              </text:list-item>
              <text:list-item>
                <text:p text:style-name="P11"><text:span text:style-name="T35">Git, GitHub, BitBucket, and GitLab</text:span></text:p>
              </text:list-item>
              <text:list-item>
                <text:p text:style-name="P16">Docker, Travis CI, and GitHub Actions</text:p>
              </text:list-item>
            </text:list>
          </table:table-cell>
          <table:table-cell table:style-name="Table4.B1" office:value-type="string">
            <text:list xml:id="list103324267616188" text:continue-numbering="true" text:style-name="WWNum5">
              <text:list-item>
                <text:p text:style-name="P11">Leader and Team Player</text:p>
              </text:list-item>
              <text:list-item>
                <text:p text:style-name="P11">Researching <text:span text:style-name="T35">and Critical/ Analytical Thinking</text:span></text:p>
              </text:list-item>
              <text:list-item>
                <text:p text:style-name="P11">Business Writing and Communication</text:p>
              </text:list-item>
            </text:list>
          </table:table-cell>
        </table:table-row>
      </table:table>
      <text:h text:style-name="Heading_20_1" text:outline-level="1">Activities</text:h>
      <table:table table:name="Table5" table:style-name="Table5">
        <table:table-column table:style-name="Table5.A"/>
        <table:table-row table:style-name="TableLine94114796509472">
          <table:table-cell table:style-name="Table5.A1" office:value-type="string">
            <text:h text:style-name="P7" text:outline-level="2"><text:span text:style-name="T26">Vp of Communications</text:span><text:span text:style-name="T15">, </text:span><text:span text:style-name="Subtle_20_Reference"><text:span text:style-name="T31">Eta Omega Chapter of Beta Theta Pi</text:span></text:span></text:h>
          </table:table-cell>
        </table:table-row>
        <table:table-row table:style-name="TableLine94114796509472">
          <table:table-cell table:style-name="Table5.A1" office:value-type="string">
            <text:h text:style-name="P7" text:outline-level="2"><text:span text:style-name="Subtle_20_Reference"><text:span text:style-name="T26">Lea</text:span></text:span><text:span text:style-name="Subtle_20_Reference"><text:span text:style-name="T26">d </text:span></text:span><text:span text:style-name="Subtle_20_Reference"><text:span text:style-name="T26">Administrato</text:span></text:span><text:span text:style-name="Subtle_20_Reference"><text:span text:style-name="T26">r</text:span></text:span><text:span text:style-name="Subtle_20_Reference"><text:span text:style-name="T31">, </text:span></text:span><text:span text:style-name="Subtle_20_Reference"><text:span text:style-name="T31">Software and Systems Laboratory</text:span></text:span></text:h>
          </table:table-cell>
        </table:table-row>
        <table:table-row table:style-name="TableLine94114796509472">
          <table:table-cell table:style-name="Table5.A1" office:value-type="string">
            <text:h text:style-name="P7" text:outline-level="2"><text:span text:style-name="T26">Board Member</text:span><text:span text:style-name="T15">, </text:span><text:span text:style-name="Subtle_20_Reference"><text:span text:style-name="T31">Chicago Area Undergraduate Research Symposium</text:span></text:span></text:h>
          </table:table-cell>
        </table:table-row>
        <table:table-row table:style-name="TableLine94114796509472">
          <table:table-cell table:style-name="Table5.A1" office:value-type="string">
            <text:h text:style-name="P7" text:outline-level="2"><text:span text:style-name="T26">Metrics Dashboard Team Lead</text:span><text:span text:style-name="T15">, </text:span><text:span text:style-name="Subtle_20_Reference"><text:span text:style-name="T31">Software and Systems Laboratory</text:span></text:span></text:h>
          </table:table-cell>
        </table:table-row>
      </table:table>
      <text:h text:style-name="P3" text:outline-level="1">Publications</text:h>
      <table:table table:name="Table6" table:style-name="Table6">
        <table:table-column table:style-name="Table6.A"/>
        <table:table-row table:style-name="TableLine94114910263744">
          <table:table-cell table:style-name="Table6.A1" office:value-type="string">
            <text:p text:style-name="P15">Miller, Allan, George Thiruvathukal, Konstantin Laufer, Emmanuel Amobi, Sean Higgins, Linette Maliakal, </text:p>
            <text:p text:style-name="P18">Emily Meister, et al. Toward a containerized pipeline for longitudinal analysis of open-source software projects, June 1, 2020. <text:a xlink:type="simple" xlink:href="https://ecommons.luc.edu/grs/2020/posters/4/" text:style-name="Internet_20_link" text:visited-style-name="Visited_20_Internet_20_Link">https://ecommons.luc.edu/grs/2020/posters/4/</text:a>. </text:p>
          </table:table-cell>
        </table:table-row>
      </table:table>
      <text:h text:style-name="P3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.028in" style:contextual-spacing="false"/>
      <style:text-properties fo:text-transform="uppercase" fo:color="#1d824c" loext:opacity="100%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0555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5"/>
    <style:style style:name="List_20_Number" style:display-name="List Number" style:family="paragraph" style:parent-style-name="Standard" style:default-outline-level="" style:list-style-name="WWNum7">
      <style:paragraph-properties fo:margin-top="0in" fo:margin-bottom="0in" style:contextual-spacing="tru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139in" fo:margin-bottom="0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d824c" style:shadow="#000000 0.0035in 0.0035in"/>
      <style:text-properties fo:color="#1d824c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Closing" style:family="paragraph" style:parent-style-name="Standard" style:default-outline-level="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-0.25in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in" fo:margin-bottom="0in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in" fo:margin-bottom="0in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in" fo:margin-bottom="0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in" fo:margin-bottom="0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style:contextual-spacing="false"/>
      <style:text-properties style:font-name="Georgia" fo:font-family="Georg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1_20_Char" style:display-name="Heading 1 Ch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loext:opacity="100%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style:font-name-asian="F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071in" svg:stroke-color="#595959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98in" fo:margin-left="0in" fo:margin-right="0in" fo:margin-bottom="0.2201in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draw:z-index="0" draw:name="Straight Connector 5_1" draw:style-name="Mgr1" draw:text-style-name="MP1" svg:x1="-0.0992in" svg:y1="1.9028in" svg:x2="8.5988in" svg:y2="1.9028in"><svg:desc>Header dividing line</svg:desc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09:33:48.929248664</meta:creation-date>
    <dc:date>2021-02-01T10:33:07.664529821</dc:date>
    <meta:editing-duration>PT18M37S</meta:editing-duration>
    <meta:editing-cycles>5</meta:editing-cycles>
    <meta:generator>LibreOffice/7.0.3.1$Linux_X86_64 LibreOffice_project/00$Build-1</meta:generator>
    <meta:document-statistic meta:table-count="6" meta:image-count="0" meta:object-count="0" meta:page-count="2" meta:paragraph-count="35" meta:word-count="245" meta:character-count="1690" meta:non-whitespace-character-count="14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 Resume.dotx" xlink:href=""/>
  </office:meta>
</office:document-meta>
</file>